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6500000175C31E822D26AFD6F8.png" manifest:media-type="image/png"/>
  <manifest:file-entry manifest:full-path="Pictures/100000000000025800000321F058AFBEFDE65767.gif" manifest:media-type="image/gif"/>
  <manifest:file-entry manifest:full-path="Pictures/10000000000001B80000013A3E709ED68D8A08D3.gif" manifest:media-type="image/gif"/>
  <manifest:file-entry manifest:full-path="Pictures/10000000000002400000020BA511BC59CF2F8AC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262cm, 0.42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8.337cm, 0cm, 1.782cm)" draw:image-opacity="100%" style:mirror="non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4cm" svg:height="0.962cm" svg:x="1.4cm" svg:y="1.6cm">
          <draw:text-box>
            <text:p>A</text:p>
          </draw:text-box>
        </draw:frame>
        <draw:frame draw:style-name="gr1" draw:text-style-name="P1" draw:layer="layout" svg:width="1.4cm" svg:height="0.962cm" svg:x="11.6cm" svg:y="2.4cm">
          <draw:text-box>
            <text:p>B</text:p>
          </draw:text-box>
        </draw:frame>
        <draw:frame draw:style-name="gr2" draw:text-style-name="P2" draw:layer="layout" svg:width="7.49cm" svg:height="6.8cm" svg:x="2.174cm" svg:y="2.8cm">
          <draw:image xlink:href="Pictures/10000000000002400000020BA511BC59CF2F8AC1.png" xlink:type="simple" xlink:show="embed" xlink:actuate="onLoad">
            <text:p/>
          </draw:image>
        </draw:frame>
        <draw:frame draw:style-name="gr1" draw:text-style-name="P1" draw:layer="layout" svg:width="1.4cm" svg:height="0.962cm" svg:x="1.6cm" svg:y="10.293cm">
          <draw:text-box>
            <text:p>C</text:p>
          </draw:text-box>
        </draw:frame>
        <draw:frame draw:style-name="gr2" draw:text-style-name="P2" draw:layer="layout" svg:width="9.882cm" svg:height="7.052cm" svg:x="1.91cm" svg:y="11.541cm">
          <draw:image xlink:href="Pictures/10000000000001B80000013A3E709ED68D8A08D3.gif" xlink:type="simple" xlink:show="embed" xlink:actuate="onLoad">
            <text:p/>
          </draw:image>
        </draw:frame>
        <draw:frame draw:style-name="gr1" draw:text-style-name="P1" draw:layer="layout" svg:width="1.4cm" svg:height="0.962cm" svg:x="11.7cm" svg:y="10.215cm">
          <draw:text-box>
            <text:p>D</text:p>
          </draw:text-box>
        </draw:frame>
        <draw:frame draw:style-name="gr3" draw:text-style-name="P2" draw:layer="layout" svg:width="8.458cm" svg:height="10.909cm" svg:x="12.342cm" svg:y="10.791cm">
          <draw:image xlink:href="Pictures/100000000000025800000321F058AFBEFDE65767.gif" xlink:type="simple" xlink:show="embed" xlink:actuate="onLoad">
            <text:p/>
          </draw:image>
        </draw:frame>
        <draw:frame draw:style-name="gr4" draw:text-style-name="P2" draw:layer="layout" svg:width="11.161cm" svg:height="5.605cm" svg:x="11.639cm" svg:y="3.2cm">
          <draw:image xlink:href="Pictures/100002010000046500000175C31E822D26AFD6F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23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gan Mancarci</meta:initial-creator>
    <meta:creation-date>2016-03-15T23:46:03.431000000</meta:creation-date>
    <dc:date>2016-03-22T00:35:57.422150806</dc:date>
    <dc:creator>Ogan Mancarci</dc:creator>
    <meta:editing-duration>PT21M42S</meta:editing-duration>
    <meta:editing-cycles>4</meta:editing-cycles>
    <meta:generator>LibreOffice/5.1.1.2$Linux_X86_64 LibreOffice_project/10m0$Build-2</meta:generator>
    <meta:document-statistic meta:object-count="8"/>
  </office:meta>
</office:document-meta>
</file>